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utm zone</text:p>
          </table:table-cell>
          <table:table-cell office:value-type="string" calcext:value-type="string">
            <text:p>utm x (easting)</text:p>
          </table:table-cell>
          <table:table-cell office:value-type="string" calcext:value-type="string">
            <text:p>utm y (northing)</text:p>
          </table:table-cell>
          <table:table-cell office:value-type="string" calcext:value-type="string">
            <text:p>model offset x</text:p>
          </table:table-cell>
          <table:table-cell office:value-type="string" calcext:value-type="string">
            <text:p>model offset y</text:p>
          </table:table-cell>
          <table:table-cell office:value-type="string" calcext:value-type="string">
            <text:p>utmoffsetx</text:p>
          </table:table-cell>
          <table:table-cell office:value-type="string" calcext:value-type="string">
            <text:p>utmoffsety</text:p>
          </table:table-cell>
        </table:table-row>
        <table:table-row table:style-name="ro1">
          <table:table-cell office:value-type="float" office:value="-122.3387906" calcext:value-type="float">
            <text:p>-122.3387906</text:p>
          </table:table-cell>
          <table:table-cell office:value-type="float" office:value="39.5374557" calcext:value-type="float">
            <text:p>39.5374557</text:p>
          </table:table-cell>
          <table:table-cell office:value-type="float" office:value="10" calcext:value-type="float">
            <text:p>10</text:p>
          </table:table-cell>
          <table:table-cell office:value-type="float" office:value="556819.848369298" calcext:value-type="float">
            <text:p>556819.848369298</text:p>
          </table:table-cell>
          <table:table-cell office:value-type="float" office:value="4376630.0923859" calcext:value-type="float">
            <text:p>4376630.0923859</text:p>
          </table:table-cell>
          <table:table-cell office:value-type="float" office:value="1241.2" calcext:value-type="float">
            <text:p>1241.2</text:p>
          </table:table-cell>
          <table:table-cell office:value-type="float" office:value="860.9" calcext:value-type="float">
            <text:p>860.9</text:p>
          </table:table-cell>
          <table:table-cell table:formula="of:=[.D2]-[.F2]" office:value-type="float" office:value="555578.648369298" calcext:value-type="float">
            <text:p>555578.648369298</text:p>
          </table:table-cell>
          <table:table-cell table:formula="of:=[.E2]-[.G2]" office:value-type="float" office:value="4375769.19238589" calcext:value-type="float">
            <text:p>4375769.19238589</text:p>
          </table:table-cell>
        </table:table-row>
        <table:table-row table:style-name="ro1">
          <table:table-cell office:value-type="float" office:value="-122.3389462" calcext:value-type="float">
            <text:p>-122.3389462</text:p>
          </table:table-cell>
          <table:table-cell office:value-type="float" office:value="39.5384693" calcext:value-type="float">
            <text:p>39.5384693</text:p>
          </table:table-cell>
          <table:table-cell/>
          <table:table-cell office:value-type="float" office:value="556805.650790522" calcext:value-type="float">
            <text:p>556805.650790522</text:p>
          </table:table-cell>
          <table:table-cell office:value-type="float" office:value="4376742.4863025" calcext:value-type="float">
            <text:p>4376742.48630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2:59:01.340073793</meta:creation-date>
    <dc:date>2017-03-26T00:51:32.003735273</dc:date>
    <meta:editing-duration>PT1H42M20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